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rsid="0001b2d8" officeooo:paragraph-rsid="0001b2d8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1b2d8" officeooo:paragraph-rsid="0001b2d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079226" officeooo:paragraph-rsid="0007922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0faf44" officeooo:paragraph-rsid="000faf4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0258e0" officeooo:paragraph-rsid="000258e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4b5c" officeooo:paragraph-rsid="00084b5c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0a892e" officeooo:paragraph-rsid="000a892e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11acf2" officeooo:paragraph-rsid="0011acf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15ff9f" officeooo:paragraph-rsid="0015ff9f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442" officeooo:paragraph-rsid="00090442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a892e" officeooo:paragraph-rsid="000a892e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c86b1" officeooo:paragraph-rsid="000c86b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01b2d8" officeooo:paragraph-rsid="0001b2d8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bold" officeooo:rsid="0005f37d" officeooo:paragraph-rsid="0005f37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bold" officeooo:rsid="000f1af7" officeooo:paragraph-rsid="000f1af7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normal" officeooo:rsid="0001b2d8" officeooo:paragraph-rsid="0001b2d8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normal" officeooo:rsid="000258e0" officeooo:paragraph-rsid="000258e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normal" officeooo:rsid="000258e0" officeooo:paragraph-rsid="00062cc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normal" officeooo:rsid="00062cc8" officeooo:paragraph-rsid="00062cc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weight="normal" officeooo:rsid="000faf44" officeooo:paragraph-rsid="000faf44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weight="normal" officeooo:rsid="0005f37d" officeooo:paragraph-rsid="0005f37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weight="normal" officeooo:rsid="00109417" officeooo:paragraph-rsid="00109417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weight="normal" officeooo:rsid="000f1af7" officeooo:paragraph-rsid="000f1af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font-weight="normal" officeooo:rsid="001b06c6" officeooo:paragraph-rsid="001b06c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weight="normal" officeooo:rsid="00166843" officeooo:paragraph-rsid="00166843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weight="normal" officeooo:rsid="001d1de5" officeooo:paragraph-rsid="001d1de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a3366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b59ea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c86b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1b37e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4658" officeooo:paragraph-rsid="00090442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442" officeooo:paragraph-rsid="00090442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892e" officeooo:paragraph-rsid="000a892e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f1af7" officeooo:paragraph-rsid="000f1af7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1acf2" officeooo:paragraph-rsid="0011acf2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1e987" officeooo:paragraph-rsid="0011e987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a3366" officeooo:paragraph-rsid="000b59ea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dce12" officeooo:paragraph-rsid="000dce12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11acf2" officeooo:paragraph-rsid="0011acf2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11e987" officeooo:paragraph-rsid="0011e987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arial" fo:font-size="11pt" officeooo:rsid="0001b2d8" officeooo:paragraph-rsid="0001b2d8" style:font-size-asian="9.60000038146973pt" style:font-size-complex="11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" fo:font-size="11pt" officeooo:rsid="0001b2d8" officeooo:paragraph-rsid="0001b2d8" style:font-size-asian="11pt" style:font-size-complex="11pt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15ff9f" officeooo:paragraph-rsid="0015ff9f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1c922f" officeooo:paragraph-rsid="001c922f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2cc8" style:font-weight-asian="bold" style:font-weight-complex="bold"/>
    </style:style>
    <style:style style:name="T3" style:family="text">
      <style:text-properties fo:font-weight="bold" officeooo:rsid="000b59ea" style:font-weight-asian="bold" style:font-weight-complex="bold"/>
    </style:style>
    <style:style style:name="T4" style:family="text">
      <style:text-properties fo:font-weight="bold" officeooo:rsid="001ab160" style:font-weight-asian="bold" style:font-weight-complex="bold"/>
    </style:style>
    <style:style style:name="T5" style:family="text">
      <style:text-properties fo:font-weight="bold" officeooo:rsid="00190c5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2cc8" style:font-weight-asian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62cc8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0b59ea" style:font-weight-asian="bold" style:font-weight-complex="bold"/>
    </style:style>
    <style:style style:name="T13" style:family="text">
      <style:text-properties style:text-underline-style="none" fo:font-weight="bold" officeooo:rsid="0010bc63" style:font-weight-asian="bold" style:font-weight-complex="bold"/>
    </style:style>
    <style:style style:name="T14" style:family="text">
      <style:text-properties style:text-underline-style="none" officeooo:rsid="000b59ea"/>
    </style:style>
    <style:style style:name="T15" style:family="text">
      <style:text-properties style:text-underline-style="none" officeooo:rsid="000f1af7"/>
    </style:style>
    <style:style style:name="T16" style:family="text">
      <style:text-properties style:text-underline-style="none" officeooo:rsid="0010bc63"/>
    </style:style>
    <style:style style:name="T17" style:family="text">
      <style:text-properties officeooo:rsid="00084b5c"/>
    </style:style>
    <style:style style:name="T18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9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0" style:family="text">
      <style:text-properties fo:font-size="11pt" style:text-underline-style="none" fo:font-weight="normal" officeooo:rsid="00094658" style:font-size-asian="9.60000038146973pt" style:font-weight-asian="normal" style:font-size-complex="11pt" style:font-weight-complex="normal"/>
    </style:style>
    <style:style style:name="T21" style:family="text">
      <style:text-properties fo:font-size="11pt" style:text-underline-style="none" fo:font-weight="normal" officeooo:rsid="000a3366" style:font-size-asian="9.60000038146973pt" style:font-weight-asian="normal" style:font-size-complex="11pt" style:font-weight-complex="normal"/>
    </style:style>
    <style:style style:name="T22" style:family="text">
      <style:text-properties officeooo:rsid="00094658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officeooo:rsid="000faf44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166843" style:font-size-asian="9pt" style:font-size-complex="9pt"/>
    </style:style>
    <style:style style:name="T27" style:family="text">
      <style:text-properties officeooo:rsid="00190c5a"/>
    </style:style>
    <style:style style:name="T28" style:family="text">
      <style:text-properties officeooo:rsid="001b06c6"/>
    </style:style>
    <style:style style:name="T29" style:family="text">
      <style:text-properties officeooo:rsid="001b37e8"/>
    </style:style>
    <style:style style:name="T30" style:family="text">
      <style:text-properties officeooo:rsid="001e6b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programación Shell</text:p>
      <text:p text:style-name="P47"/>
      <text:p text:style-name="P2">Comandos para manipular archivos.</text:p>
      <text:p text:style-name="P16"/>
      <text:p text:style-name="P13">• <text:span text:style-name="T1">cat:</text:span> <text:span text:style-name="T8">Muestra</text:span> contenido y crea con redirección archivos</text:p>
      <text:p text:style-name="P13">• <text:span text:style-name="T1">sort:</text:span> <text:span text:style-name="T8">Ordena</text:span> en modo ascendente un fichero. Concatenable.</text:p>
      <text:p text:style-name="P13"><text:tab/>◦ sort (opciones) archivo</text:p>
      <text:p text:style-name="P13"><text:tab/><text:tab/>◦ -r : Ordena en sentido inverso</text:p>
      <text:p text:style-name="P13"><text:tab/><text:tab/>◦ -n : Ordena de forma numérica</text:p>
      <text:p text:style-name="P13"><text:tab/><text:tab/>◦ -t : Usa el carácter especificado entre comillas como delimitador</text:p>
      <text:p text:style-name="P13"><text:tab/><text:tab/>◦ -k : Selecciona los campos indicados (uno, un rango, varios separados por comas)</text:p>
      <text:p text:style-name="P13">• <text:span text:style-name="T1">grep:</text:span> <text:span text:style-name="T8">Busca</text:span> y devuelve todas las líneas que tiene un patrón (texto) determinado.</text:p>
      <text:p text:style-name="P13"><text:tab/>◦ grep (opciones) “patrón” archivo</text:p>
      <text:p text:style-name="P13"><text:tab/><text:tab/>◦ -i : se vuelve case insensitive</text:p>
      <text:p text:style-name="P13"><text:tab/><text:tab/>◦ -v : Muestra las líneas que no contienen el patrón</text:p>
      <text:p text:style-name="P13"><text:tab/><text:tab/>▪ “^patrón” : Muestra lineas que empiezan por el patrón</text:p>
      <text:p text:style-name="P13"><text:tab/><text:tab/>▪ “patrón$” : Muestra lineas que terminan por el patrón</text:p>
      <text:p text:style-name="P13">• <text:span text:style-name="T1">diff:</text:span> <text:span text:style-name="T8">Compara</text:span><text:span text:style-name="T1"> </text:span>ficheros de texto</text:p>
      <text:p text:style-name="P13"><text:tab/>◦ diff (opciones) fichero-desde fichero-hasta</text:p>
      <text:p text:style-name="P13">• <text:span text:style-name="T1">uniq:</text:span> <text:span text:style-name="T8">Elimina lineas duplicadas</text:span> de un fichero ordenado</text:p>
      <text:p text:style-name="P13"><text:tab/>◦ sort archivo | uniq (opciones)</text:p>
      <text:p text:style-name="P13"><text:tab/>◦ -c : Genera un informe de salida precedida por un contador de líneas repetidas</text:p>
      <text:p text:style-name="P13">• <text:span text:style-name="T1">cut:</text:span> <text:span text:style-name="T8">Muestra columnas</text:span> delimitadas de los ficheros</text:p>
      <text:p text:style-name="P13"><text:tab/>• cut (opciones) ficheros</text:p>
      <text:p text:style-name="P13"><text:tab/><text:tab/>◦ -d : Usa el carácter especificado entre comillas como delimitador</text:p>
      <text:p text:style-name="P13"><text:tab/><text:tab/>◦ -f : Muestra los campos indicados (uno, un rango, varios separados por comas)</text:p>
      <text:p text:style-name="P13"><text:tab/><text:tab/>◦ -c : Muestra los caracteres que se especifiquen de cada columna.</text:p>
      <text:p text:style-name="P13">• <text:span text:style-name="T1">find:</text:span> <text:span text:style-name="T8">Busca ficheros</text:span> que cumplan unas condiciones</text:p>
      <text:p text:style-name="P13"><text:tab/>◦ find [ruta] (opciones)</text:p>
      <text:list xml:id="list3064461509" text:style-name="L1">
        <text:list-item>
          <text:p text:style-name="P48"><text:span text:style-name="T1">-</text:span><text:span text:style-name="T4">i</text:span><text:span text:style-name="T5">name</text:span><text:span text:style-name="T27"> (nombre)</text:span></text:p>
        </text:list-item>
        <text:list-item>
          <text:p text:style-name="P48">-<text:span text:style-name="T27">type d,f</text:span></text:p>
        </text:list-item>
      </text:list>
      <text:p text:style-name="P13"/>
      <text:p text:style-name="P5">Comandos <text:span text:style-name="T9">y variables </text:span>variados</text:p>
      <text:p text:style-name="P17"/>
      <text:p text:style-name="P17"><text:span text:style-name="T1">id</text:span> – Muestra información sobre el usuario</text:p>
      <text:p text:style-name="P14">env – <text:span text:style-name="T6">Muestra las variables de entorno</text:span></text:p>
      <text:p text:style-name="P22"/>
      <text:p text:style-name="P15"><text:span text:style-name="T6">Las siguientes variables se invocan con </text:span><text:span text:style-name="T23">echo</text:span></text:p>
      <text:p text:style-name="P14"><text:span text:style-name="T6">$</text:span>PATH <text:span text:style-name="T6">– Rutas </text:span><text:span text:style-name="T7">para el interprete de ordenes</text:span></text:p>
      <text:p text:style-name="P18"><text:span text:style-name="T9">$</text:span><text:span text:style-name="T2">PWD </text:span><text:span text:style-name="T9">– Muestra la ruta absoluta del directorio donde nos encontramos</text:span></text:p>
      <text:p text:style-name="P19">$<text:span text:style-name="T1">HOME – </text:span>Ruta del directorio personal.</text:p>
      <text:p text:style-name="P19">$<text:span text:style-name="T1">SHELL – </text:span>Ruta absoluta del shell que estamos ejecutando.</text:p>
      <text:p text:style-name="P19">$<text:span text:style-name="T1">HOSTNAME </text:span>– Nombre asignado al equipo.</text:p>
      <text:p text:style-name="P19">$<text:span text:style-name="T1">USER – </text:span>Nombre de usuario.</text:p>
      <text:p text:style-name="P24">$<text:span text:style-name="T1">LOGNAME</text:span> – Muestra cual es nuestro usuario.</text:p>
      <text:p text:style-name="P25">$<text:span text:style-name="T1">(($RANDOM%X))</text:span> – Genera un número (X) aleatorio.</text:p>
      <text:p text:style-name="P18"/>
      <text:p text:style-name="P4">Paso de parámetros</text:p>
      <text:p text:style-name="P21">$0 : Devuelve el nombre del script.</text:p>
      <text:p text:style-name="P21">$1, 2…9 : Devuelve el 1º, 2 … 9º parámetro pasado al script.</text:p>
      <text:p text:style-name="P21">$* : Devuelve todos los parametros separados por un espacio.</text:p>
      <text:p text:style-name="P21">$? : Devuelve si el último comando se ha ejecutado <text:span text:style-name="T28">(da valor 0) </text:span>o no correctamente.</text:p>
      <text:p text:style-name="P23">$# : Devuelve el número de parámetros que se han pasado.</text:p>
      <text:p text:style-name="P26">Shift: Aumenta en 1 el número de parametro pasado al script</text:p>
      <text:p text:style-name="P27">$(comando) : No<text:span text:style-name="T30">s</text:span> permite asignale a una variable el valor de un comando.</text:p>
      <text:p text:style-name="P3">Operadores variados</text:p>
      <text:p text:style-name="P20"/>
      <text:p text:style-name="P28">Aritméticos:<text:span text:style-name="T10"> Para realizar operaciones. </text:span><text:span text:style-name="T16">Se emplean con el comando </text:span><text:span text:style-name="T13">let</text:span><text:span text:style-name="T16">. Para operar con las variables no es necesario incluir el simbolo $</text:span></text:p>
      <text:list xml:id="list1004091500" text:style-name="L2">
        <text:list-item>
          <text:p text:style-name="P49">+, -, *, :, %</text:p>
        </text:list-item>
      </text:list>
      <text:p text:style-name="P29"/>
      <text:p text:style-name="P41">Relacionales:<text:span text:style-name="T10"> </text:span></text:p>
      <text:list xml:id="list137555150" text:style-name="L3">
        <text:list-item>
          <text:p text:style-name="P50">Para comparar cadenas alfanuméricas. Colocar valores entre comillas.</text:p>
        </text:list-item>
      </text:list>
      <text:list xml:id="list870314724" text:style-name="L4">
        <text:list-item>
          <text:list>
            <text:list-item>
              <text:p text:style-name="P51">=, !=, &lt;, &gt;</text:p>
            </text:list-item>
          </text:list>
        </text:list-item>
        <text:list-item>
          <text:p text:style-name="P51">Para <text:span text:style-name="T17">comparar </text:span>valores numéricos. Colocar un guión ( - ) delante.</text:p>
          <text:list>
            <text:list-item>
              <text:p text:style-name="P51">eq, ne, lt, gt, le, ge</text:p>
            </text:list-item>
          </text:list>
        </text:list-item>
      </text:list>
      <text:p text:style-name="P30"/>
      <text:p text:style-name="P42">Condicionales:<text:span text:style-name="T10"> </text:span></text:p>
      <text:list xml:id="list802032032" text:style-name="L5">
        <text:list-item>
          <text:p text:style-name="P52">Para comprobar si existe. <text:span text:style-name="T22">Usados </text:span><text:span text:style-name="T24">con</text:span><text:span text:style-name="T22"> </text:span><text:span text:style-name="T29">IF</text:span><text:span text:style-name="T22">.</text:span></text:p>
          <text:list>
            <text:list-item>
              <text:p text:style-name="P52">-d : verdadero si existe y es directorio.</text:p>
            </text:list-item>
            <text:list-item>
              <text:p text:style-name="P52">-f : verdadero si existe y es fichero normal.</text:p>
            </text:list-item>
            <text:list-item>
              <text:p text:style-name="P52">-r : verdadero si existe y tiene permisos de lectura.</text:p>
            </text:list-item>
            <text:list-item>
              <text:p text:style-name="P52">-w : verdadero si existe y tiene permisos de escritura.</text:p>
            </text:list-item>
            <text:list-item>
              <text:p text:style-name="P52">-x : verdadero si existe y tiene permisos de ejecución.</text:p>
            </text:list-item>
          </text:list>
        </text:list-item>
      </text:list>
      <text:p text:style-name="P29"/>
      <text:p text:style-name="P42">Lógicos:</text:p>
      <text:list xml:id="list2604014775" text:style-name="L6">
        <text:list-item>
          <text:p text:style-name="P53">! : NO cumple con la condición especificada.</text:p>
        </text:list-item>
        <text:list-item>
          <text:p text:style-name="P53">&amp;&amp; : Cumple con las condiciones representadas en la expresion.</text:p>
        </text:list-item>
        <text:list-item>
          <text:p text:style-name="P53">|| : Cumple con alguna de las condiciones representadas en la expresion.</text:p>
        </text:list-item>
      </text:list>
      <text:p text:style-name="P29"/>
      <text:p text:style-name="P29"/>
      <text:p text:style-name="P6">Estructuras condicionales</text:p>
      <text:p text:style-name="P30"/>
      <text:p text:style-name="P10"><text:span text:style-name="T18">Cláusula IF:</text:span><text:span text:style-name="T19"> Principal en shell. Cada “expresión” produce resultado de cierto o falso. Si la expresion es cierto ejecuta su correspondiente comando y termina. Si no, pasa al siguiente comando </text:span><text:span text:style-name="T20">y se repite. Si se llega al último comando termina.</text:span></text:p>
      <text:p text:style-name="P12"><text:span text:style-name="T20">S</text:span><text:span text:style-name="T19">e pueden usar los operadores &amp;&amp; ó || para comparar dos expresiones con operadores relacionales.</text:span></text:p>
      <text:p text:style-name="P35"/>
      <text:p text:style-name="P10"><text:span text:style-name="T21">i</text:span><text:span text:style-name="T19">f [ expresión1 ]; then</text:span></text:p>
      <text:p text:style-name="P36"><text:s text:c="3"/>(comando1)</text:p>
      <text:p text:style-name="P36">elif [ expresión2 ]; then</text:p>
      <text:p text:style-name="P36"><text:s text:c="3"/>(comando2)</text:p>
      <text:p text:style-name="P36">else</text:p>
      <text:p text:style-name="P36"><text:s text:c="3"/>(Último comando)</text:p>
      <text:p text:style-name="P36">fi</text:p>
      <text:p text:style-name="P36"/>
      <text:p text:style-name="P36"/>
      <text:p text:style-name="P43">Comando TEST:<text:span text:style-name="T10"> Prueba condiciones y devuelve cierto o falso. Se emplea con el comando IF. Permite comparar una o varias condiciones: [ cond. <text:s/>Valor</text:span><text:span text:style-name="T11"> -</text:span><text:span text:style-name="T12">a/-o</text:span><text:span text:style-name="T14"> </text:span><text:span text:style-name="T10">cond. Valor ] ó </text:span></text:p>
      <text:p text:style-name="P32">[ cond. Valor ] <text:span text:style-name="T3">&amp;&amp;/|| </text:span>[ cond. Valor ]</text:p>
      <text:p text:style-name="P33"/>
      <text:p text:style-name="P31">if [ cond. Valor ]; then</text:p>
      <text:p text:style-name="P31"><text:s text:c="3"/>(comando1)</text:p>
      <text:p text:style-name="P34"><text:span text:style-name="T29">el</text:span>if [ cond. Valor ]; then</text:p>
      <text:p text:style-name="P34"><text:s text:c="3"/>(comando<text:span text:style-name="T29">2</text:span>)</text:p>
      <text:p text:style-name="P31">else</text:p>
      <text:p text:style-name="P31"><text:s text:c="3"/>(Último comando)</text:p>
      <text:p text:style-name="P31">fi</text:p>
      <text:p text:style-name="P31"/>
      <text:p text:style-name="P29"/>
      <text:p text:style-name="P7">Estructuras repetitivas</text:p>
      <text:p text:style-name="P37"/>
      <text:p text:style-name="P11"><text:span text:style-name="T18">Estructura WHILE:</text:span><text:span text:style-name="T19"> Repite algo hasta que se cumple la condición. Se traduce como “mientras...”</text:span></text:p>
      <text:p text:style-name="P37">while [ expresión ]; do</text:p>
      <text:p text:style-name="P37"><text:s text:c="3"/>(comandos a repetir)</text:p>
      <text:p text:style-name="P37">done</text:p>
      <text:p text:style-name="P37"/>
      <text:p text:style-name="P11"><text:span text:style-name="T18">Estructura UNTIL:</text:span><text:span text:style-name="T19"> Repite algo hasta que se cumple la condición. Se traduce como “hasta…”</text:span></text:p>
      <text:p text:style-name="P37">until [ expresión ]; do</text:p>
      <text:p text:style-name="P37"><text:s text:c="3"/>(comandos a repetir)</text:p>
      <text:p text:style-name="P37">done</text:p>
      <text:p text:style-name="P37"/>
      <text:p text:style-name="P44">Estructura FOR:<text:span text:style-name="T10"> </text:span><text:span text:style-name="T15">Permite repetir un comando una cantidad de veces definida.</text:span></text:p>
      <text:p text:style-name="P38">for i in $( seq 1 1 10 ); do</text:p>
      <text:p text:style-name="P38"><text:s text:c="3"/>(comandos a repetir)</text:p>
      <text:p text:style-name="P38">done</text:p>
      <text:p text:style-name="P37"/>
      <text:p text:style-name="P8">Estructuras defensivas</text:p>
      <text:p text:style-name="P39"/>
      <text:p text:style-name="P45">Fichero como parámetro:<text:span text:style-name="T10"> Evita que se pasen como parámetros mas o menos ficheros de los indicados y muestra un mensaje de error.</text:span></text:p>
      <text:p text:style-name="P39">if [ $# <text:span text:style-name="T25">(rel</text:span><text:span text:style-name="T26">ac</text:span><text:span text:style-name="T25">.num.)</text:span> <text:span text:style-name="T25">(valor deseado)</text:span> ]; then</text:p>
      <text:p text:style-name="P39"><text:s text:c="3"/>echo “mensaje de error”</text:p>
      <text:p text:style-name="P39">else</text:p>
      <text:p text:style-name="P39"><text:s text:c="3"/>(resto del código)</text:p>
      <text:p text:style-name="P39">fi</text:p>
      <text:p text:style-name="P37"/>
      <text:p text:style-name="P46">Acotar rango de valores:<text:span text:style-name="T10"> Evita que se exceda el rango de valores del script.</text:span></text:p>
      <text:p text:style-name="P40">if [ <text:span text:style-name="T25">(variable) (rel</text:span><text:span text:style-name="T26">ac</text:span><text:span text:style-name="T25">.num.) (val.des) </text:span>] || [ <text:span text:style-name="T25">(variable) (rel</text:span><text:span text:style-name="T26">ac</text:span><text:span text:style-name="T25">.num.) (val.des)</text:span> ]; then</text:p>
      <text:p text:style-name="P40"><text:s text:c="3"/>echo “mensaje error”</text:p>
      <text:p text:style-name="P40">else</text:p>
      <text:p text:style-name="P40"><text:s text:c="3"/>(resto de código)</text:p>
      <text:p text:style-name="P40">fi</text:p>
      <text:p text:style-name="P40"/>
      <text:p text:style-name="P9">Precaución</text:p>
      <text:list xml:id="list1986948093" text:style-name="L7">
        <text:list-item>
          <text:p text:style-name="P54">Ojo con los espacios</text:p>
        </text:list-item>
        <text:list-item>
          <text:p text:style-name="P54">Poner el $ cuando se llama a una variable.</text:p>
        </text:list-item>
        <text:list-item>
          <text:p text:style-name="P54">Repasar el nombre de las variables.</text:p>
        </text:list-item>
        <text:list-item>
          <text:p text:style-name="P54">Dentro de los corchetes todo va separado.</text:p>
        </text:list-item>
        <text:list-item>
          <text:p text:style-name="P55">Si no queremos ver el resultado de un comando lo redirigimos a /dev/nul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6:49:45.500387040</meta:creation-date>
    <dc:date>2024-06-10T16:24:41.417739936</dc:date>
    <meta:editing-duration>PT5H6M24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3" meta:paragraph-count="119" meta:word-count="873" meta:character-count="5077" meta:non-whitespace-character-count="4262"/>
  </office:meta>
</office:document-meta>
</file>